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padding="0.049cm" fo:border="0.06pt solid #000000" style:shadow="none"/>
      <style:text-properties style:font-name="Courier 10 Pitch" fo:font-size="10pt" style:font-size-asian="10pt" style:font-size-complex="10pt"/>
    </style:style>
    <style:style style:name="P4" style:family="paragraph" style:parent-style-name="Standard">
      <style:text-properties officeooo:rsid="0020e64a" officeooo:paragraph-rsid="0020e64a"/>
    </style:style>
    <style:style style:name="P5" style:family="paragraph" style:parent-style-name="Standard">
      <style:text-properties officeooo:rsid="0020e64a" officeooo:paragraph-rsid="0022da23"/>
    </style:style>
    <style:style style:name="P6" style:family="paragraph" style:parent-style-name="Standard">
      <style:text-properties officeooo:rsid="0022da23" officeooo:paragraph-rsid="0022da23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paragraph-rsid="001f9679" style:font-weight-asian="bold" style:font-weight-complex="bold"/>
    </style:style>
    <style:style style:name="P8" style:family="paragraph" style:parent-style-name="Standard">
      <style:text-properties fo:color="#c9211e" loext:opacity="100%" style:text-underline-style="none" fo:font-weight="bold" officeooo:rsid="00250f33" officeooo:paragraph-rsid="00250f33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e0654"/>
    </style:style>
    <style:style style:name="T2" style:family="text">
      <style:text-properties officeooo:rsid="001f9679"/>
    </style:style>
    <style:style style:name="T3" style:family="text">
      <style:text-properties officeooo:rsid="0020e64a"/>
    </style:style>
    <style:style style:name="T4" style:family="text">
      <style:text-properties officeooo:rsid="0022da23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ffff" draw:textarea-vertical-align="middle" draw:auto-grow-height="false" fo:min-height="1.321cm" fo:min-width="0.88cm" style:run-through="foreground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) Quel affichage devrait donner le programme suivant (pid pere=20,pid fils=30, <text:span text:style-name="T3">pid du père du père=10</text:span>) ?</text:p>
      <text:p text:style-name="Standard"/>
      <text:p text:style-name="P3"><text:bookmark-start text:name="__DdeLink__331_2479052009"/>#include &lt;stdio.h&gt;</text:p>
      <text:p text:style-name="P3">#include &lt;stdlib.h&gt;</text:p>
      <text:p text:style-name="P3">#include &lt;sys/types.h&gt;</text:p>
      <text:p text:style-name="P3">#include &lt;signal.h&gt;</text:p>
      <text:p text:style-name="P3">#include &lt;unistd.h&gt;</text:p>
      <text:p text:style-name="P3">#include &lt;string.h&gt;</text:p>
      <text:p text:style-name="P3">#include &lt;errno.h&gt;</text:p>
      <text:p text:style-name="P3"/>
      <text:p text:style-name="P3">// fonction de traitement du signal SIGUSR1</text:p>
      <text:p text:style-name="P3">void traitement(int sig)</text:p>
      <text:p text:style-name="P3">{</text:p>
      <text:p text:style-name="P3"><text:tab/>(void) signal(SIGUSR1, traitement);</text:p>
      <text:p text:style-name="P3"><text:tab/>printf("un signal SIGUSR1 ppid :%d\n", getppid());</text:p>
      <text:p text:style-name="P3">}</text:p>
      <text:p text:style-name="P3"/>
      <text:p text:style-name="P3"/>
      <text:p text:style-name="P3">int main(int argc, char *argv[])</text:p>
      <text:p text:style-name="P3">{</text:p>
      <text:p text:style-name="P3"><text:tab/>int pid;</text:p>
      <text:p text:style-name="P3"><text:tab/>(void) signal(SIGUSR1, traitement);<text:tab/>// rederoutage des signaux SIGUSR1</text:p>
      <text:p text:style-name="P3"><text:tab/><text:tab/><text:tab/><text:tab/><text:tab/><text:tab/><text:tab/>// vers la fonction traitement</text:p>
      <text:p text:style-name="P3"><text:tab/>pid = fork();</text:p>
      <text:p text:style-name="P3"/>
      <text:p text:style-name="P3"><text:tab/>if (pid == -1)</text:p>
      <text:p text:style-name="P3"><text:tab/>{</text:p>
      <text:p text:style-name="P3"><text:tab/><text:tab/>printf("pb creation fork : %s\n", strerror(errno));</text:p>
      <text:p text:style-name="P3"><text:tab/><text:tab/>exit(1);</text:p>
      <text:p text:style-name="P3"><text:tab/>}</text:p>
      <text:p text:style-name="P3"><text:tab/>else</text:p>
      <text:p text:style-name="P3"><text:tab/>{</text:p>
      <text:p text:style-name="P3"><text:tab/><text:tab/>if (pid == 0)<text:tab/><text:tab/>// process fils</text:p>
      <text:p text:style-name="P3"><text:tab/><text:tab/>{</text:p>
      <text:p text:style-name="P3"><text:tab/><text:tab/><text:tab/>printf("fils pid=%d\n", getpid());</text:p>
      <text:p text:style-name="P3"><text:tab/><text:tab/><text:tab/>kill(getppid(), SIGUSR1);</text:p>
      <text:p text:style-name="P3"><text:tab/><text:tab/><text:tab/>sleep(2);<text:tab/>// tempo pour être certain que le fils sera</text:p>
      <text:p text:style-name="P3"><text:tab/><text:tab/><text:tab/><text:tab/><text:tab/>//encore vivant quand le pere lui </text:p>
      <text:p text:style-name="P3"><text:tab/><text:tab/><text:tab/><text:tab/><text:tab/>//enverra son signal</text:p>
      <text:p text:style-name="P3"><text:tab/><text:tab/>}</text:p>
      <text:p text:style-name="P3"><text:tab/><text:tab/>else<text:tab/><text:tab/>// process principal (pere)</text:p>
      <text:p text:style-name="P3"><text:tab/><text:tab/>{</text:p>
      <text:p text:style-name="P3"><text:tab/><text:tab/><text:tab/>printf("pere pid=%d\n", getpid());</text:p>
      <text:p text:style-name="P3"><text:tab/><text:tab/><text:tab/>kill(pid, SIGUSR1);</text:p>
      <text:p text:style-name="P3"><text:tab/><text:tab/><text:tab/>sleep(2);<text:tab/>// tempo pour être certain que le pere sera</text:p>
      <text:p text:style-name="P3"><text:tab/><text:tab/><text:tab/><text:tab/><text:tab/>//encore vivant quand le fils lui </text:p>
      <text:p text:style-name="P3"><text:tab/><text:tab/><text:tab/><text:tab/><text:tab/>//enverra son signal</text:p>
      <text:p text:style-name="P3"><text:tab/><text:tab/>}</text:p>
      <text:p text:style-name="P3"><text:tab/>}</text:p>
      <text:p text:style-name="P3"/>
      <text:p text:style-name="P3"><text:tab/>return EXIT_SUCCESS;</text:p>
      <text:p text:style-name="P3">}<text:bookmark-end text:name="__DdeLink__331_2479052009"/></text:p>
      <text:p text:style-name="Standard"/>
      <text:p text:style-name="P4">fils pid=30</text:p>
      <text:p text:style-name="P4"><text:bookmark-start text:name="__DdeLink__329_2479052009"/>un signal SIGUSR1 ppid : 10 <text:bookmark-end text:name="__DdeLink__329_2479052009"/></text:p>
      <text:p text:style-name="P6">pere pid =20</text:p>
      <text:p text:style-name="P5">un signal SIGUSR1 ppid : <text:span text:style-name="T4">2</text:span>0 </text:p>
      <text:p text:style-name="P2">2) Écrivez un programme où P2 et P3 envoient un signal SIGUSR1 à P1 qui affichera un message contenant son pid à chaque réception.</text:p>
      <text:p text:style-name="Standard"/>
      <text:p text:style-name="Standard">Voici l'arbre des processus:</text:p>
      <text:p text:style-name="Standard"><draw:g text:anchor-type="paragraph" draw:z-index="0" draw:name="Forme1" draw:style-name="gr1"><draw:custom-shape draw:style-name="gr2" draw:text-style-name="P10" svg:width="0.895cm" svg:height="0.895cm" svg:x="4.703cm" svg:y="2.3cm"><text:p text:style-name="P9">P2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10" svg:width="0.895cm" svg:height="0.895cm" svg:x="4.703cm" svg:y="4.301cm"><text:p text:style-name="P9">P3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10" svg:width="0.895cm" svg:height="0.895cm" svg:x="4.703cm" svg:y="0.3cm"><text:p text:style-name="P9">P1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3" draw:text-style-name="P9" svg:x1="5.133cm" svg:y1="1.194cm" svg:x2="5.154cm" svg:y2="2.3cm"><text:p/></draw:line><draw:line draw:style-name="gr3" draw:text-style-name="P9" svg:x1="5.133cm" svg:y1="3.196cm" svg:x2="5.133cm" svg:y2="4.302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3) Complétez votre programme pour que P1 n'affiche un message que s'il a reçu 2 fois SIGUSR1.</text:p>
      <text:p text:style-name="Standard"/>
      <text:p text:style-name="P1"><text:span text:style-name="T1">4) </text:span>L'arbre des processus reste le même, mais cette fois-ci on veut que P1 et P3 envoient un signal SIGUSR1 à P2.</text:p>
      <text:p text:style-name="Standard"/>
      <text:p text:style-name="P7"><text:span text:style-name="T1">5</text:span>) L'arbre des processus reste le même, mais cette fois-ci on veut que P1 et P<text:span text:style-name="T2">2</text:span> envoient un signal SIGUSR1 à P<text:span text:style-name="T2">3</text:span>. Quel problème cela peut-il poser ?</text:p>
      <text:p text:style-name="P8">Impossible.</text:p>
      <text:p text:style-name="P8">Si p2 peut connaitre le pid de P3 à l'aide du retour du fork, <text:s/>p1 n'a aucun moyen de connaitre le pid de P3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08-10-02T11:34:51</meta:creation-date>
    <dc:date>2022-09-13T14:09:30.453610294</dc:date>
    <meta:editing-cycles>12</meta:editing-cycles>
    <meta:editing-duration>PT1H5M58S</meta:editing-duration>
    <dc:creator>Didier BERNARD</dc:creator>
    <meta:document-statistic meta:table-count="0" meta:image-count="0" meta:object-count="0" meta:page-count="2" meta:paragraph-count="57" meta:word-count="296" meta:character-count="1823" meta:non-whitespace-character-count="1504"/>
    <meta:user-defined meta:name="Info 1"/>
    <meta:user-defined meta:name="Info 2"/>
    <meta:user-defined meta:name="Info 3"/>
    <meta:user-defined meta:name="Info 4"/>
  </office:meta>
</office:document-meta>
</file>